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5.2cm" svg:height="2.5cm" svg:x="1.8cm" svg:y="14.4cm">
          <text:p text:style-name="P1"><text:span text:style-name="T1">Kunde</text:span></text:p>
          <text:p text:style-name="P1">Adresse</text:p>
        </draw:rect>
        <draw:rect draw:style-name="gr1" draw:text-style-name="P2" xml:id="id2" draw:id="id2" draw:layer="layout" svg:width="5.2cm" svg:height="2.5cm" svg:x="1.8cm" svg:y="7.6cm">
          <text:p text:style-name="P2"><text:span text:style-name="T1">Bestellung</text:span></text:p>
        </draw:rect>
        <draw:rect draw:style-name="gr1" draw:text-style-name="P2" xml:id="id3" draw:id="id3" draw:layer="layout" svg:width="5.2cm" svg:height="2.5cm" svg:x="11.4cm" svg:y="1.7cm">
          <text:p text:style-name="P2"><text:span text:style-name="T1">Zentrale</text:span></text:p>
        </draw:rect>
        <draw:rect draw:style-name="gr1" draw:text-style-name="P1" xml:id="id5" draw:id="id5" draw:layer="layout" svg:width="5.2cm" svg:height="2.5cm" svg:x="11.4cm" svg:y="14.4cm">
          <text:p text:style-name="P1"><text:span text:style-name="T1">Route</text:span></text:p>
          <text:p text:style-name="P1">Position</text:p>
          <text:p text:style-name="P1">Stand</text:p>
        </draw:rect>
        <draw:rect draw:style-name="gr1" draw:text-style-name="P1" xml:id="id6" draw:id="id6" draw:layer="layout" svg:width="5.2cm" svg:height="2.5cm" svg:x="11.4cm" svg:y="20.5cm">
          <text:p text:style-name="P1"><text:span text:style-name="T1">Fahrzeug</text:span></text:p>
          <text:p text:style-name="P1">Fahrer</text:p>
        </draw:rect>
        <draw:rect draw:style-name="gr1" draw:text-style-name="P1" xml:id="id4" draw:id="id4" draw:layer="layout" svg:width="5.2cm" svg:height="2.5cm" svg:x="11.4cm" svg:y="7.5cm">
          <text:p text:style-name="P1"><text:span text:style-name="T1">Lieferung</text:span></text:p>
          <text:p text:style-name="P1">Pizza</text:p>
        </draw:rect>
        <draw:connector draw:style-name="gr2" draw:text-style-name="P1" draw:layer="layout" svg:x1="4.4cm" svg:y1="14.4cm" svg:x2="4.4cm" svg:y2="10.1cm" draw:start-shape="id1" draw:start-glue-point="0" draw:end-shape="id2" svg:d="M4400 14400v-4300">
          <text:p/>
        </draw:connector>
        <draw:connector draw:style-name="gr2" draw:text-style-name="P1" draw:layer="layout" svg:x1="4.4cm" svg:y1="7.6cm" svg:x2="11.4cm" svg:y2="2.95cm" draw:start-shape="id2" draw:start-glue-point="0" draw:end-shape="id3" draw:end-glue-point="3" svg:d="M4400 7600v-4650h7000">
          <text:p/>
        </draw:connector>
        <draw:connector draw:style-name="gr2" draw:text-style-name="P1" draw:layer="layout" svg:x1="14cm" svg:y1="4.2cm" svg:x2="14cm" svg:y2="7.5cm" draw:start-shape="id3" draw:start-glue-point="2" draw:end-shape="id4" draw:end-glue-point="0" svg:d="M14000 4200v3300">
          <text:p/>
        </draw:connector>
        <draw:connector draw:style-name="gr2" draw:text-style-name="P1" draw:layer="layout" svg:x1="14cm" svg:y1="10cm" svg:x2="14cm" svg:y2="14.4cm" draw:start-shape="id4" draw:start-glue-point="2" draw:end-shape="id5" draw:end-glue-point="0" svg:d="M14000 10000v4400">
          <text:p/>
        </draw:connector>
        <draw:connector draw:style-name="gr2" draw:text-style-name="P1" draw:layer="layout" svg:x1="14cm" svg:y1="20.5cm" svg:x2="14cm" svg:y2="16.9cm" draw:start-shape="id6" draw:start-glue-point="0" draw:end-shape="id5" draw:end-glue-point="2" svg:d="M14000 20500v-3600">
          <text:p/>
        </draw:connector>
        <draw:connector draw:style-name="gr2" draw:text-style-name="P1" draw:layer="layout" svg:x1="11.4cm" svg:y1="15.65cm" svg:x2="7cm" svg:y2="15.65cm" draw:start-shape="id5" draw:start-glue-point="3" draw:end-shape="id1" draw:end-glue-point="1" svg:d="M11400 15650h-4400">
          <text:p/>
        </draw:connector>
        <draw:connector draw:style-name="gr2" draw:text-style-name="P1" draw:layer="layout" draw:line-skew="2.899cm" svg:x1="16.6cm" svg:y1="15.65cm" svg:x2="16.6cm" svg:y2="2.95cm" draw:start-shape="id5" draw:start-glue-point="1" draw:end-shape="id3" draw:end-glue-point="1" svg:d="M16600 15650h3400v-12700h-3400">
          <text:p/>
        </draw:connector>
        <draw:frame draw:style-name="gr3" draw:layer="layout" svg:width="2.475cm" svg:height="0.963cm" svg:x="4.6cm" svg:y="12.037cm">
          <draw:text-box>
            <text:p>gibtAuf</text:p>
          </draw:text-box>
        </draw:frame>
        <draw:frame draw:style-name="gr3" draw:layer="layout" svg:width="1.455cm" svg:height="0.963cm" svg:x="4.645cm" svg:y="10.4cm">
          <draw:text-box>
            <text:p>*..1</text:p>
          </draw:text-box>
        </draw:frame>
        <draw:frame draw:style-name="gr3" draw:layer="layout" svg:width="0.853cm" svg:height="0.963cm" svg:x="4.6cm" svg:y="13.337cm">
          <draw:text-box>
            <text:p>1</text:p>
          </draw:text-box>
        </draw:frame>
        <draw:frame draw:style-name="gr3" draw:layer="layout" svg:width="6.471cm" svg:height="0.963cm" svg:x="4.6cm" svg:y="3.2cm">
          <draw:text-box>
            <text:p>wirdEntgegenommen</text:p>
          </draw:text-box>
        </draw:frame>
        <draw:frame draw:style-name="gr3" draw:layer="layout" svg:width="0.748cm" svg:height="0.963cm" svg:x="4.4cm" svg:y="6.537cm">
          <draw:text-box>
            <text:p>*</text:p>
          </draw:text-box>
        </draw:frame>
        <draw:frame draw:style-name="gr3" draw:layer="layout" svg:width="0.853cm" svg:height="0.963cm" svg:x="10.1cm" svg:y="2.037cm">
          <draw:text-box>
            <text:p>1</text:p>
          </draw:text-box>
        </draw:frame>
        <draw:frame draw:style-name="gr3" draw:layer="layout" svg:width="2.369cm" svg:height="0.963cm" svg:x="14.131cm" svg:y="5.237cm">
          <draw:text-box>
            <text:p>erstellt</text:p>
          </draw:text-box>
        </draw:frame>
        <draw:frame draw:style-name="gr4" draw:layer="layout" svg:width="0.853cm" svg:height="0.963cm" svg:x="13.107cm" svg:y="4.366cm">
          <draw:text-box>
            <text:p>1</text:p>
          </draw:text-box>
        </draw:frame>
        <draw:frame draw:style-name="gr3" draw:layer="layout" svg:width="0.748cm" svg:height="0.963cm" svg:x="13.2cm" svg:y="6.337cm">
          <draw:text-box>
            <text:p>*</text:p>
          </draw:text-box>
        </draw:frame>
        <draw:frame draw:style-name="gr3" draw:layer="layout" svg:width="4.782cm" svg:height="0.963cm" svg:x="9.118cm" svg:y="11.737cm">
          <draw:text-box>
            <text:p>wirdBestandteil</text:p>
          </draw:text-box>
        </draw:frame>
        <draw:frame draw:style-name="gr3" draw:layer="layout" svg:width="0.748cm" svg:height="0.963cm" svg:x="14.1cm" svg:y="10.1cm">
          <draw:text-box>
            <text:p>*</text:p>
          </draw:text-box>
        </draw:frame>
        <draw:frame draw:style-name="gr3" draw:layer="layout" svg:width="0.853cm" svg:height="0.963cm" svg:x="14.2cm" svg:y="13.3cm">
          <draw:text-box>
            <text:p>1</text:p>
          </draw:text-box>
        </draw:frame>
        <draw:frame draw:style-name="gr3" draw:layer="layout" svg:width="4.867cm" svg:height="0.963cm" svg:x="15.3cm" svg:y="11.3cm">
          <draw:text-box>
            <text:p>StandDerRoute</text:p>
          </draw:text-box>
        </draw:frame>
        <draw:frame draw:style-name="gr3" draw:layer="layout" svg:width="0.853cm" svg:height="0.963cm" svg:x="16.847cm" svg:y="1.937cm">
          <draw:text-box>
            <text:p>1</text:p>
          </draw:text-box>
        </draw:frame>
        <draw:frame draw:style-name="gr3" draw:layer="layout" svg:width="0.748cm" svg:height="0.963cm" svg:x="16.9cm" svg:y="14.8cm">
          <draw:text-box>
            <text:p>*</text:p>
          </draw:text-box>
        </draw:frame>
        <draw:frame draw:style-name="gr3" draw:layer="layout" svg:width="2.725cm" svg:height="0.963cm" svg:x="14.1cm" svg:y="18.4cm">
          <draw:text-box>
            <text:p>fährtAuf</text:p>
          </draw:text-box>
        </draw:frame>
        <draw:frame draw:style-name="gr5" draw:layer="layout" svg:width="0.847cm" svg:height="0.963cm" svg:x="13cm" svg:y="19.437cm">
          <draw:text-box>
            <text:p>1</text:p>
          </draw:text-box>
        </draw:frame>
        <draw:frame draw:style-name="gr3" draw:layer="layout" svg:width="0.853cm" svg:height="0.963cm" svg:x="12.947cm" svg:y="17cm">
          <draw:text-box>
            <text:p>1</text:p>
          </draw:text-box>
        </draw:frame>
        <draw:frame draw:style-name="gr3" draw:layer="layout" svg:width="2.513cm" svg:height="0.963cm" svg:x="7.887cm" svg:y="14.637cm">
          <draw:text-box>
            <text:p>führtZu</text:p>
          </draw:text-box>
        </draw:frame>
        <draw:frame draw:style-name="gr3" draw:layer="layout" svg:width="0.748cm" svg:height="0.963cm" svg:x="7.252cm" svg:y="15.937cm">
          <draw:text-box>
            <text:p>*</text:p>
          </draw:text-box>
        </draw:frame>
        <draw:frame draw:style-name="gr3" draw:layer="layout" svg:width="0.853cm" svg:height="0.963cm" svg:x="10.347cm" svg:y="15.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7T14:43:30.67</meta:creation-date>
    <dc:date>2019-10-27T15:22:48.79</dc:date>
    <meta:editing-duration>PT4M9S</meta:editing-duration>
    <meta:editing-cycles>1</meta:editing-cycles>
    <meta:document-statistic meta:object-count="34"/>
    <meta:generator>OpenOffice/4.1.5$Win32 OpenOffice.org_project/415m1$Build-9789</meta:generator>
  </office:meta>
</office:document-meta>
</file>